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fo:font-weight="bold" officeooo:rsid="001b2375" officeooo:paragraph-rsid="001b2375" style:font-size-asian="28pt" style:font-style-asian="normal" style:font-weight-asian="bold" style:font-size-complex="3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b2375" officeooo:paragraph-rsid="001b2375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f5e4a" officeooo:paragraph-rsid="001f5e4a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216143" officeooo:paragraph-rsid="00216143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b2375" officeooo:paragraph-rsid="001b2375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efeff" officeooo:paragraph-rsid="001efeff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efeff" officeooo:paragraph-rsid="001cb2b2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06aa7" officeooo:paragraph-rsid="00206aa7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cb2b2" officeooo:paragraph-rsid="00206aa7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b2375" officeooo:paragraph-rsid="001b2375" style:font-size-asian="14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cb2b2" officeooo:paragraph-rsid="001cb2b2" style:font-size-asian="14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cb2b2" officeooo:paragraph-rsid="00206aa7" style:font-size-asian="14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cb2b2" officeooo:paragraph-rsid="001b2375" style:font-size-asian="14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efeff" officeooo:paragraph-rsid="001cb2b2" style:font-size-asian="14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efeff" officeooo:paragraph-rsid="001efeff" style:font-size-asian="14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0faf9" officeooo:paragraph-rsid="00206aa7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216143" officeooo:paragraph-rsid="00216143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fo:font-weight="bold" officeooo:paragraph-rsid="00216143"/>
    </style:style>
    <style:style style:name="P19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20faf9" officeooo:paragraph-rsid="00206aa7" style:font-size-asian="14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5bf8" style:font-style-asian="normal" style:font-style-complex="normal"/>
    </style:style>
    <style:style style:name="T3" style:family="text">
      <style:text-properties fo:font-style="normal" officeooo:rsid="001d80ee" style:font-style-asian="normal" style:font-style-complex="normal"/>
    </style:style>
    <style:style style:name="T4" style:family="text">
      <style:text-properties fo:font-style="normal" officeooo:rsid="001efeff" style:font-style-asian="normal" style:font-style-complex="normal"/>
    </style:style>
    <style:style style:name="T5" style:family="text">
      <style:text-properties fo:font-style="normal" officeooo:rsid="001f5e4a" style:font-style-asian="normal" style:font-style-complex="normal"/>
    </style:style>
    <style:style style:name="T6" style:family="text">
      <style:text-properties fo:font-style="normal" officeooo:rsid="00206aa7" style:font-style-asian="normal" style:font-style-complex="normal"/>
    </style:style>
    <style:style style:name="T7" style:family="text">
      <style:text-properties fo:font-style="normal" officeooo:rsid="0020faf9" style:font-style-asian="normal" style:font-style-complex="normal"/>
    </style:style>
    <style:style style:name="T8" style:family="text">
      <style:text-properties officeooo:rsid="001bd75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bd753" style:font-style-asian="italic" style:font-style-complex="italic"/>
    </style:style>
    <style:style style:name="T11" style:family="text">
      <style:text-properties fo:font-style="italic" officeooo:rsid="001cb2b2" style:font-style-asian="italic" style:font-style-complex="italic"/>
    </style:style>
    <style:style style:name="T12" style:family="text">
      <style:text-properties fo:font-style="italic" officeooo:rsid="0020faf9" style:font-style-asian="italic" style:font-style-complex="italic"/>
    </style:style>
    <style:style style:name="T13" style:family="text">
      <style:text-properties fo:font-style="italic" fo:font-weight="normal" officeooo:rsid="00228976" style:font-style-asian="italic" style:font-weight-asian="normal" style:font-style-complex="italic" style:font-weight-complex="normal"/>
    </style:style>
    <style:style style:name="T14" style:family="text">
      <style:text-properties officeooo:rsid="001cb2b2"/>
    </style:style>
    <style:style style:name="T15" style:family="text">
      <style:text-properties officeooo:rsid="001d5bf8"/>
    </style:style>
    <style:style style:name="T16" style:family="text">
      <style:text-properties officeooo:rsid="001f5e4a"/>
    </style:style>
    <style:style style:name="T17" style:family="text">
      <style:text-properties officeooo:rsid="0020faf9"/>
    </style:style>
    <style:style style:name="T18" style:family="text">
      <style:text-properties fo:font-weight="normal" officeooo:rsid="00228976" style:font-weight-asian="normal" style:font-weight-complex="normal"/>
    </style:style>
    <style:style style:name="T19" style:family="text">
      <style:text-properties officeooo:rsid="00216143"/>
    </style:style>
    <style:style style:name="T20" style:family="text">
      <style:text-properties fo:font-variant="normal" fo:text-transform="none" fo:color="#110000" style:font-name="monospace" fo:font-size="10.5pt" fo:letter-spacing="normal" fo:font-weight="normal" officeooo:rsid="00228976" style:font-weight-asian="normal" style:font-weight-complex="normal"/>
    </style:style>
    <style:style style:name="T21" style:family="text">
      <style:text-properties fo:font-variant="normal" fo:text-transform="none" fo:color="#110000" style:font-name="monospace" fo:font-size="10.5pt" fo:letter-spacing="normal" style:text-underline-style="none" fo:font-weight="normal" officeooo:rsid="00228976" style:font-size-asian="14pt" style:font-style-asian="normal" style:font-weight-asian="normal" style:font-size-complex="16pt" style:font-style-complex="normal" style:font-weight-complex="normal"/>
    </style:style>
    <style:style style:name="T22" style:family="text">
      <style:text-properties style:text-underline-style="none" fo:font-weight="normal" officeooo:rsid="00228976" style:font-size-asian="14pt" style:font-style-asian="normal" style:font-weight-asian="normal" style:font-size-complex="1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r y conectarse a <text:span text:style-name="T8">S</text:span>amba</text:p>
      <text:p text:style-name="P1"/>
      <text:p text:style-name="P2">1. Instalar <text:span text:style-name="T8">S</text:span>amba.</text:p>
      <text:p text:style-name="P2"/>
      <text:p text:style-name="P5"><text:tab/>Para instalar el servidor de <text:span text:style-name="T8">S</text:span>amba, usaremos la siguiente instrucción:</text:p>
      <text:p text:style-name="P10"><text:tab/>apt install samba</text:p>
      <text:p text:style-name="P10"/>
      <text:p text:style-name="P5"><text:tab/>Para instalar el cliente de <text:span text:style-name="T8">S</text:span>amba usaremos:</text:p>
      <text:p text:style-name="P10"><text:tab/>apt install smbclient</text:p>
      <text:p text:style-name="P10"/>
      <text:p text:style-name="P2">2. Configuración <text:span text:style-name="T8">S</text:span>amba.</text:p>
      <text:p text:style-name="P2"/>
      <text:p text:style-name="P5"><text:tab/><text:span text:style-name="T8">El archivo de configuración de Samba se encuentra en:</text:span></text:p>
      <text:p text:style-name="P5"><text:tab/><text:span text:style-name="T9">/</text:span><text:span text:style-name="T10">etc/</text:span><text:span text:style-name="T11">samba/smb.conf</text:span></text:p>
      <text:p text:style-name="P13"/>
      <text:p text:style-name="P5"><text:span text:style-name="T11"><text:tab/></text:span><text:span text:style-name="T14">Dentro del archivo hay varias opciones que deberemos configurar para que nuestro servidor funcione correctamente, editaremos el archivo, en mi caso he usado el comando:</text:span></text:p>
      <text:p text:style-name="P5"><text:tab/><text:span text:style-name="T11">gedit /etc/samba/smb.conf</text:span></text:p>
      <text:p text:style-name="P13"/>
      <text:p text:style-name="P5"><text:span text:style-name="T11"><text:tab/></text:span><text:span text:style-name="T14">Las opciones generales van agrupadas en la etiqueta </text:span><text:span text:style-name="T11">[global], </text:span><text:span text:style-name="T14">las mas importantes son:</text:span></text:p>
      <text:p text:style-name="P5"><text:tab/></text:p>
      <text:p text:style-name="P5"><text:tab/><text:span text:style-name="T15">Grupo de trabajo:</text:span></text:p>
      <text:p text:style-name="P11"><text:tab/>workgroup = “<text:span text:style-name="T15">nombre del grupo de trabajo”</text:span></text:p>
      <text:p text:style-name="P11"/>
      <text:p text:style-name="P11"><text:tab/><text:span text:style-name="T2">Tipo de servidor:</text:span></text:p>
      <text:p text:style-name="P11"><text:span text:style-name="T2"><text:tab/></text:span><text:span text:style-name="T15">server role = “tipo de servidor” </text:span></text:p>
      <text:p text:style-name="P11"><text:tab/><text:span text:style-name="T3">Aquí podemos elegir varios tipos de servidor como son: “member server”, “classic primary domain controller”, “</text:span><text:span text:style-name="T4">active directory domain controller” o el que usamos en nuestro caso “standalone server”.</text:span></text:p>
      <text:p text:style-name="P7"/>
      <text:p text:style-name="P7"><text:tab/>Conexiones aprobadas:</text:p>
      <text:p text:style-name="P14"><text:span text:style-name="T1"><text:tab/></text:span>hosts allow = “rango de direcciones IP”</text:p>
      <text:p text:style-name="P14"/>
      <text:p text:style-name="P14"><text:tab/><text:span text:style-name="T1">Conexiones denegadas:</text:span></text:p>
      <text:p text:style-name="P14"><text:span text:style-name="T1"><text:tab/></text:span>hosts deny = “rango de direcciones IP”</text:p>
      <text:p text:style-name="P14"><text:soft-page-break/></text:p>
      <text:p text:style-name="P6"><text:tab/>Soporte para Windows:</text:p>
      <text:p text:style-name="P6"><text:tab/><text:span text:style-name="T9">wins support = “yes” o “no”</text:span></text:p>
      <text:p text:style-name="P15"/>
      <text:p text:style-name="P6"><text:span text:style-name="T9"><text:tab/></text:span><text:span text:style-name="T16">Dependiendo del tipo de servidor que queramos montar y de los equipos que se conectarán a el tenemos mas opciones que podremos combinar a nuestro gusto.</text:span></text:p>
      <text:p text:style-name="P6"/>
      <text:p text:style-name="P6"/>
      <text:p text:style-name="P3">3. Crear recursos compartidos.</text:p>
      <text:p text:style-name="P3"/>
      <text:p text:style-name="P12"><text:span text:style-name="T5"><text:tab/></text:span><text:span text:style-name="T6">Para crear carpetas y/o perfiles de recursos compartidos empezaremos por definir el nombre entre corchetes. En nuestro caso crearemos dos. Uno público y otro al que solo tendrán acceso determinados usuarios.</text:span></text:p>
      <text:p text:style-name="P8"/>
      <text:p text:style-name="P12"><text:span text:style-name="T6"><text:tab/></text:span><text:span text:style-name="T7">Le asignaremos un directorio en el apartado </text:span><text:span text:style-name="T17">path. </text:span><text:span text:style-name="T7">Le diremos que aceptamos invitados con el comando </text:span><text:span text:style-name="T17">guest ok </text:span><text:span text:style-name="T7">y le indicaremos que no solo es de lectura en el apartado </text:span><text:span text:style-name="T17">read only. </text:span><text:span text:style-name="T7">Ej:</text:span></text:p>
      <text:p text:style-name="P16"/>
      <text:p text:style-name="P12"><text:span text:style-name="T7"><text:tab/></text:span><text:span text:style-name="T17">[prueba]</text:span></text:p>
      <text:p text:style-name="P12"><text:tab/><text:span text:style-name="T17">coment = prueba</text:span></text:p>
      <text:p text:style-name="P12"><text:tab/><text:span text:style-name="T17">path = /home/menuven/Pruebas</text:span></text:p>
      <text:p text:style-name="P12"><text:tab/><text:span text:style-name="T17">read ony = no</text:span></text:p>
      <text:p text:style-name="P12"><text:tab/><text:span text:style-name="T17">guest ok = yes</text:span></text:p>
      <text:p text:style-name="P12"/>
      <text:p text:style-name="P9"><text:tab/><text:span text:style-name="T17">Para el directorio privado añadiremos la opción </text:span><text:span text:style-name="T12">valid users </text:span><text:span text:style-name="T17">en la que le indicaremos que usuarios tendrán acceso a nuestro directorio.</text:span></text:p>
      <text:p text:style-name="P9"/>
      <text:p text:style-name="P9"><text:tab/><text:span text:style-name="T12">[usuario]</text:span></text:p>
      <text:p text:style-name="P19"><text:tab/>coment = usuario</text:p>
      <text:p text:style-name="P19"><text:tab/>path = /home/menuven/usuario</text:p>
      <text:p text:style-name="P19"><text:tab/>read only = no</text:p>
      <text:p text:style-name="P19"><text:tab/>valid users = Menuven</text:p>
      <text:p text:style-name="P19"><text:tab/>public = no</text:p>
      <text:p text:style-name="P19"><text:tab/>writeable = yes</text:p>
      <text:p text:style-name="P19"/>
      <text:p text:style-name="P9"><text:span text:style-name="T12"><text:tab/></text:span><text:span text:style-name="T19">De esta manera solo tendrá acceso al directorio el usuario “Menuven”. En el siguiente apartado veremos como crear usuarios y grupos Samba.</text:span></text:p>
      <text:p text:style-name="P9"/>
      <text:p text:style-name="P9"><text:soft-page-break/></text:p>
      <text:p text:style-name="P4">4. Crear usuarios y grupos en Samba.</text:p>
      <text:p text:style-name="P4"/>
      <text:p text:style-name="P4"><text:tab/><text:span text:style-name="T18">Debemos tener un usuario Linux, si no tenemos uno deberemos crearlo antes de hacerlo en Samba. Ej:</text:span></text:p>
      <text:p text:style-name="P4"><text:span text:style-name="T18"/></text:p>
      <text:p text:style-name="P4"><text:span text:style-name="T18"><text:tab/>Para crear el usuario en Linux usaremos el comando:</text:span></text:p>
      <text:p text:style-name="P4"><text:span text:style-name="T18"><text:tab/></text:span><text:span text:style-name="T13">useradd “nombre_usuario”</text:span></text:p>
      <text:p text:style-name="P4"><text:span text:style-name="T13"/></text:p>
      <text:p text:style-name="P4"><text:span text:style-name="T18"><text:tab/>Para crear el usuario en Samba usaremos el comando:</text:span></text:p>
      <text:p text:style-name="P4"><text:span text:style-name="T18"><text:tab/>smbpasswd -a “nombre_usuario”</text:span></text:p>
      <text:p text:style-name="P4"><text:span text:style-name="T18"/></text:p>
      <text:p text:style-name="P4"><text:span text:style-name="T18"><text:tab/></text:span></text:p>
      <text:p text:style-name="P18"><text:span text:style-name="T22"><text:tab/></text:span></text:p>
      <text:p text:style-name="P4"><text:span text:style-name="T18"/></text:p>
      <text:p text:style-name="P4"><text:span text:style-name="T1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02:54.876364019</meta:creation-date>
    <dc:date>2019-06-10T09:31:18.128408169</dc:date>
    <meta:editing-duration>PT18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1" meta:word-count="378" meta:character-count="2414" meta:non-whitespace-character-count="2036"/>
  </office:meta>
</office:document-meta>
</file>